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2.594cm" table:align="left"/>
    </style:style>
    <style:style style:name="Table3.A" style:family="table-column">
      <style:table-column-properties style:column-width="4.101cm"/>
    </style:style>
    <style:style style:name="Table3.B" style:family="table-column">
      <style:table-column-properties style:column-width="4.313cm"/>
    </style:style>
    <style:style style:name="Table3.C" style:family="table-column">
      <style:table-column-properties style:column-width="4.18cm"/>
    </style:style>
    <style:style style:name="Table3.1" style:family="table-row">
      <style:table-row-properties style:min-row-height="2.699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4" style:family="table">
      <style:table-properties style:width="12.594cm" table:align="left"/>
    </style:style>
    <style:style style:name="Table4.A" style:family="table-column">
      <style:table-column-properties style:column-width="6.112cm"/>
    </style:style>
    <style:style style:name="Table4.B" style:family="table-column">
      <style:table-column-properties style:column-width="6.482cm"/>
    </style:style>
    <style:style style:name="Table4.1" style:family="table-row">
      <style:table-row-properties style:min-row-height="3.995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line-height="116%" style:writing-mode="lr-tb"/>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Text_20_body" style:list-style-name="">
      <style:paragraph-properties fo:line-height="116%" style:writing-mode="lr-tb"/>
    </style:style>
    <style:style style:name="P6"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7"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8"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9" style:family="paragraph" style:parent-style-name="Text_20_body">
      <style:text-properties officeooo:rsid="0024e222" officeooo:paragraph-rsid="0024e222"/>
    </style:style>
    <style:style style:name="P10" style:family="paragraph" style:parent-style-name="Text_20_body">
      <style:text-properties officeooo:rsid="0024e222" officeooo:paragraph-rsid="0033fa47"/>
    </style:style>
    <style:style style:name="P11" style:family="paragraph" style:parent-style-name="Text_20_body">
      <style:text-properties officeooo:paragraph-rsid="0033fa47"/>
    </style:style>
    <style:style style:name="P12" style:family="paragraph" style:parent-style-name="Text_20_body">
      <style:text-properties officeooo:rsid="0025c976" officeooo:paragraph-rsid="0025c976"/>
    </style:style>
    <style:style style:name="P13" style:family="paragraph" style:parent-style-name="Text_20_body">
      <style:text-properties officeooo:rsid="002781ba" officeooo:paragraph-rsid="002781ba"/>
    </style:style>
    <style:style style:name="P14" style:family="paragraph" style:parent-style-name="Text_20_body">
      <style:paragraph-properties fo:line-height="116%" style:writing-mode="lr-tb"/>
    </style:style>
    <style:style style:name="P15" style:family="paragraph" style:parent-style-name="Table_20_Contents">
      <style:text-properties officeooo:rsid="0028e822" officeooo:paragraph-rsid="0028e822"/>
    </style:style>
    <style:style style:name="P16" style:family="paragraph" style:parent-style-name="Table_20_Contents">
      <style:text-properties officeooo:rsid="002cfd7a" officeooo:paragraph-rsid="002cfd7a"/>
    </style:style>
    <style:style style:name="P17" style:family="paragraph" style:parent-style-name="Table_20_Contents">
      <style:text-properties officeooo:rsid="0028e822" officeooo:paragraph-rsid="002cfd7a"/>
    </style:style>
    <style:style style:name="P18" style:family="paragraph" style:parent-style-name="Table_20_Contents">
      <style:text-properties officeooo:rsid="002d4985" officeooo:paragraph-rsid="002d4985"/>
    </style:style>
    <style:style style:name="P19" style:family="paragraph" style:parent-style-name="Table_20_Contents">
      <style:text-properties officeooo:rsid="0033fa47" officeooo:paragraph-rsid="0033fa47"/>
    </style:style>
    <style:style style:name="P20" style:family="paragraph" style:parent-style-name="Table_20_Contents">
      <style:text-properties officeooo:rsid="0035eee2" officeooo:paragraph-rsid="0035eee2"/>
    </style:style>
    <style:style style:name="P21" style:family="paragraph" style:parent-style-name="Text_20_body">
      <style:text-properties officeooo:rsid="0035eee2" officeooo:paragraph-rsid="00360ed8"/>
    </style:style>
    <style:style style:name="P22" style:family="paragraph" style:parent-style-name="Text_20_body">
      <style:text-properties officeooo:rsid="00360ed8" officeooo:paragraph-rsid="00360ed8"/>
    </style:style>
    <style:style style:name="P23" style:family="paragraph" style:parent-style-name="Text_20_body">
      <style:text-properties officeooo:rsid="0037f803" officeooo:paragraph-rsid="0037f803"/>
    </style:style>
    <style:style style:name="P24" style:family="paragraph" style:parent-style-name="Text_20_body">
      <style:text-properties fo:font-size="9pt" officeooo:rsid="003a79f7" officeooo:paragraph-rsid="003bc87e" style:font-size-asian="9pt" style:font-size-complex="9pt"/>
    </style:style>
    <style:style style:name="P25" style:family="paragraph" style:parent-style-name="Text_20_body">
      <style:text-properties fo:font-size="9pt" officeooo:paragraph-rsid="003bc87e" style:font-size-asian="9pt" style:font-size-complex="9pt"/>
    </style:style>
    <style:style style:name="P26" style:family="paragraph" style:parent-style-name="Text_20_body">
      <style:text-properties officeooo:rsid="003d11b2" officeooo:paragraph-rsid="00413102"/>
    </style:style>
    <style:style style:name="P27" style:family="paragraph" style:parent-style-name="Text_20_body">
      <style:text-properties officeooo:rsid="00413102" officeooo:paragraph-rsid="00413102"/>
    </style:style>
    <style:style style:name="P28" style:family="paragraph" style:parent-style-name="Table_20_Contents">
      <style:text-properties fo:font-size="12pt" officeooo:rsid="00413102" officeooo:paragraph-rsid="00413102" style:font-size-asian="10.5pt" style:font-size-complex="12pt"/>
    </style:style>
    <style:style style:name="P29" style:family="paragraph" style:parent-style-name="Table_20_Contents">
      <style:text-properties fo:font-size="12pt" officeooo:rsid="004265a5" officeooo:paragraph-rsid="004265a5" style:font-size-asian="10.5pt" style:font-size-complex="12pt"/>
    </style:style>
    <style:style style:name="P30" style:family="paragraph" style:parent-style-name="Table_20_Contents">
      <style:text-properties fo:font-size="12pt" officeooo:rsid="00450aa2" officeooo:paragraph-rsid="00450aa2" style:font-size-asian="10.5pt" style:font-size-complex="12pt"/>
    </style:style>
    <style:style style:name="P31" style:family="paragraph" style:parent-style-name="Text_20_body">
      <style:text-properties officeooo:rsid="003f2480" officeooo:paragraph-rsid="00413102"/>
    </style:style>
    <style:style style:name="P32" style:family="paragraph" style:parent-style-name="Text_20_body">
      <style:text-properties officeooo:rsid="004265a5" officeooo:paragraph-rsid="004265a5"/>
    </style:style>
    <style:style style:name="P33" style:family="paragraph" style:parent-style-name="Table_20_Contents">
      <style:text-properties fo:font-size="12pt" style:font-size-asian="10.5pt" style:font-size-complex="12pt"/>
    </style:style>
    <style:style style:name="P34" style:family="paragraph" style:parent-style-name="Table_20_Contents">
      <style:text-properties fo:font-size="12pt" officeooo:paragraph-rsid="0043b607" style:font-size-asian="10.5pt" style:font-size-complex="12pt"/>
    </style:style>
    <style:style style:name="P35" style:family="paragraph" style:parent-style-name="Text_20_body">
      <style:text-properties officeooo:rsid="00413102" officeooo:paragraph-rsid="00450aa2"/>
    </style:style>
    <style:style style:name="P36" style:family="paragraph" style:parent-style-name="Text_20_body">
      <style:text-properties officeooo:rsid="00450aa2" officeooo:paragraph-rsid="00450aa2"/>
    </style:style>
    <style:style style:name="P37" style:family="paragraph" style:parent-style-name="Text_20_body">
      <style:text-properties officeooo:rsid="003f2480" officeooo:paragraph-rsid="003f2480"/>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781ba"/>
    </style:style>
    <style:style style:name="T7" style:family="text">
      <style:text-properties officeooo:rsid="002cfd7a"/>
    </style:style>
    <style:style style:name="T8" style:family="text">
      <style:text-properties officeooo:rsid="00360ed8"/>
    </style:style>
    <style:style style:name="T9" style:family="text">
      <style:text-properties officeooo:rsid="003a79f7"/>
    </style:style>
    <style:style style:name="T10" style:family="text">
      <style:text-properties officeooo:rsid="0043b607"/>
    </style:style>
    <style:style style:name="T11" style:family="text">
      <style:text-properties officeooo:rsid="00450aa2"/>
    </style:style>
    <style:style style:name="T12" style:family="text">
      <style:text-properties officeooo:rsid="0046199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2</text:a></text:p>
          <text:p text:style-name="P2"><text:a xlink:type="simple" xlink:href="#__RefHeading___Toc27_3808077461" text:style-name="Index_20_Link" text:visited-style-name="Index_20_Link">User Groups<text:tab/>3</text:a></text:p>
          <text:p text:style-name="P2"><text:a xlink:type="simple" xlink:href="#__RefHeading___Toc35_3808077461" text:style-name="Index_20_Link" text:visited-style-name="Index_20_Link">Empathy Map<text:tab/>4</text:a></text:p>
          <text:p text:style-name="P2"><text:a xlink:type="simple" xlink:href="#__RefHeading___Toc507_245116830" text:style-name="Index_20_Link" text:visited-style-name="Index_20_Link">User Stories<text:tab/>5</text:a></text:p>
          <text:p text:style-name="P2"><text:a xlink:type="simple" xlink:href="#__RefHeading___Toc509_245116830" text:style-name="Index_20_Link" text:visited-style-name="Index_20_Link">Laws/ Guidance/ Legislation<text:tab/>6</text:a></text:p>
          <text:p text:style-name="P2"><text:a xlink:type="simple" xlink:href="#__RefHeading___Toc671_2353271370" text:style-name="Index_20_Link" text:visited-style-name="Index_20_Link">Risks<text:tab/>7</text:a></text:p>
          <text:p text:style-name="P2"><text:a xlink:type="simple" xlink:href="#__RefHeading___Toc673_2353271370" text:style-name="Index_20_Link" text:visited-style-name="Index_20_Link">Alternative Systems<text:tab/>8</text:a></text:p>
        </text:index-body>
      </text:table-of-content>
      <text:h text:style-name="P3" text:outline-level="1"/>
      <text:h text:style-name="P3" text:outline-level="1"/>
      <text:p text:style-name="P4"/>
      <text:p text:style-name="P4"/>
      <text:h text:style-name="P3" text:outline-level="1"/>
      <text:h text:style-name="P3" text:outline-level="1"/>
      <text:h text:style-name="P3"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
      <text:h text:style-name="P5" text:outline-level="1"/>
      <text:h text:style-name="P5" text:outline-level="1"><text:soft-page-break/></text:h>
      <text:h text:style-name="P3" text:outline-level="1"><text:bookmark-start text:name="__RefHeading___Toc23_3808077461"/>Organisation Overview<text:bookmark-end text:name="__RefHeading___Toc23_3808077461"/></text:h>
      <text:p text:style-name="P4"/>
      <text:p text:style-name="P4">Primary Oaks <text:span text:style-name="T1">S</text:span>urgery is transitioning their systems to online booking for their appointments. </text:p>
      <text:p text:style-name="P4">Primary Oaks <text:span text:style-name="T1">Surgery is a local doctors surgery and </text:span><text:span text:style-name="T2">preform diagnoses, treat easily treatable illness (e.g. colds, sores, rashes.) and manage long-term conditions. (e.g. asthma, diabetes.)</text:span></text:p>
      <text:p text:style-name="P4"/>
      <text:p text:style-name="P6">They are are looking for a booking system that has:<text:line-break/>- An account system used to track user choices, usages of the site and to grant/ prevent access to materials.</text:p>
      <text:p text:style-name="P6">- A registry system for users to have access to the website and a database for user details to be stored in.</text:p>
      <text:p text:style-name="P4">- <text:span text:style-name="T2">A website which takes in basic details via a form and stores the results in a database.</text:span></text:p>
      <text:p text:style-name="P4"/>
      <text:p text:style-name="P4"/>
      <text:p text:style-name="P4"/>
      <text:h text:style-name="P3" text:outline-level="1" text:is-list-header="true"><text:bookmark-start text:name="__RefHeading___Toc25_3808077461"/>Problem Overview<text:bookmark-end text:name="__RefHeading___Toc25_3808077461"/></text:h>
      <text:p text:style-name="P4"/>
      <text:p text:style-name="P7">I presume that the issues with their current main systems is that their only methods of booking for appointments is through walk-ins and calls.</text:p>
      <text:p text:style-name="P7"/>
      <text:p text:style-name="P7">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7"/>
      <text:p text:style-name="P8">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6"/>
      <text:p text:style-name="P4"/>
      <text:p text:style-name="P4"><text:soft-page-break/></text:p>
      <text:p text:style-name="P4"/>
      <text:h text:style-name="P3" text:outline-level="1"><text:bookmark-start text:name="__RefHeading___Toc27_3808077461"/>User Groups<text:bookmark-end text:name="__RefHeading___Toc27_3808077461"/></text:h>
      <text:p text:style-name="Heading"><text:bookmark-start text:name="__RefHeading___Toc29_3808077461"/>Patients:<text:bookmark-end text:name="__RefHeading___Toc29_3808077461"/></text:p>
      <text:p text:style-name="P9">P<text:span text:style-name="T5">atients</text:span> between (18 – 65), are more likely to be able to book appointments for themselves and be more likely to be technically knowledgeable.</text:p>
      <text:p text:style-name="P9">Any group younger are more likely to have their parents/ guardians booking their appointments for them. </text:p>
      <text:p text:style-name="P10">Any group older are more likely to be less technically knowledgeable and may usually have their caregiver book appointments for them.</text:p>
      <text:p text:style-name="P11"/>
      <text:p text:style-name="P11">Doctors:</text:p>
      <text:p text:style-name="P12">Doctors would use the system in order to see which patient’s they’re appointed to <text:span text:style-name="T6">for them to carry out their job.</text:span></text:p>
      <text:p text:style-name="Heading"><text:bookmark-start text:name="__RefHeading___Toc33_3808077461"/>Admin staff:<text:bookmark-end text:name="__RefHeading___Toc33_3808077461"/></text:p>
      <text:p text:style-name="P13">They’d require access to the systems in order to add/ remove/ edit patients within the system in case there are changes needed to be made such as reassigning patients to new doctors due to the doctor being absent for whatever reason.</text:p>
      <text:p text:style-name="P4"/>
      <text:p text:style-name="P4"/>
      <text:p text:style-name="P4"/>
      <text:p text:style-name="P4"/>
      <text:p text:style-name="P4"/>
      <text:h text:style-name="P3" text:outline-level="1"/>
      <text:p text:style-name="P14"/>
      <text:p text:style-name="P14"/>
      <text:p text:style-name="P14"/>
      <text:p text:style-name="P14"/>
      <text:p text:style-name="P14"/>
      <text:h text:style-name="P3" text:outline-level="1" text:is-list-header="true"><text:soft-page-break/></text:h>
      <text:h text:style-name="P3" text:outline-level="1" text:is-list-header="true"/>
      <text:h text:style-name="P3"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5">Says:</text:p>
            <text:p text:style-name="P16">“The wait time is too long.”</text:p>
            <text:p text:style-name="P17">“<text:span text:style-name="T7">They got my appointment times wrong.”</text:span></text:p>
            <text:p text:style-name="P17">“<text:span text:style-name="T7">I waited 20 minutes just for them to tell me my doctor isn’t in.”</text:span></text:p>
            <text:p text:style-name="P17">“<text:span text:style-name="T7">My service is making it hard for me to hear them on the other end.”</text:span></text:p>
            <text:p text:style-name="P17"/>
            <text:p text:style-name="P15">“<text:span text:style-name="T7">There’s too little information for me to work with about my patient.”</text:span></text:p>
            <text:p text:style-name="P16"/>
            <text:p text:style-name="P16">“This system is too slow.”</text:p>
            <text:p text:style-name="P16">“There’s too many patients calling in, I can’t keep up.”</text:p>
            <text:p text:style-name="P16">“It’s hard for me to hear the patient because the connection is terrible.”</text:p>
          </table:table-cell>
          <table:table-cell table:style-name="Table1.B1" office:value-type="string">
            <text:p text:style-name="P15">Thinks:</text:p>
            <text:p text:style-name="P15">“<text:span text:style-name="T7">I forgot to tell them one last of important information.”</text:span></text:p>
            <text:p text:style-name="P15">“<text:span text:style-name="T7">What does that mean?”</text:span></text:p>
            <text:p text:style-name="P15"/>
            <text:p text:style-name="P15">“<text:span text:style-name="T7">What am I supposed to do with this information?”</text:span></text:p>
            <text:p text:style-name="P18">“There are too many gaps in this information.”</text:p>
            <text:p text:style-name="P18"/>
            <text:p text:style-name="P18">“We’re wasting resources trying to constantly edit, add and delete all these patients on paper.”</text:p>
          </table:table-cell>
        </table:table-row>
        <table:table-row>
          <table:table-cell table:style-name="Table1.A2" office:value-type="string">
            <text:p text:style-name="P15">Does:</text:p>
            <text:p text:style-name="P18">Frequently asks “What’s that?” and “What does that mean?”</text:p>
            <text:p text:style-name="P19">Waits extensive time before call goes through.</text:p>
            <text:p text:style-name="P19">Calls another company.</text:p>
            <text:p text:style-name="P19"/>
            <text:p text:style-name="P19">Constantly updating their calendar to fit in all appointments causing their calendar to be messy.</text:p>
            <text:p text:style-name="P19"/>
            <text:p text:style-name="P19">Constantly running around to inform doctors and patients trying to sort out the calendar for appointments effectively.</text:p>
            <text:p text:style-name="P19"/>
          </table:table-cell>
          <table:table-cell table:style-name="Table1.B2" office:value-type="string">
            <text:p text:style-name="P15">Feels:</text:p>
            <text:p text:style-name="P20">Stressed due to overworking.</text:p>
            <text:p text:style-name="P20">Irritation due to the constant appointment changes.</text:p>
            <text:p text:style-name="P20">Confusion due to the constant changes due to unexpected circumstances.</text:p>
            <text:p text:style-name="P20">Exhaus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07_245116830"/><text:soft-page-break/>User Stories<text:bookmark-end text:name="__RefHeading___Toc507_245116830"/></text:h>
      <text:p text:style-name="Heading">Patient:</text:p>
      <text:p text:style-name="P21">As a user, I:</text:p>
      <text:p text:style-name="P21">“<text:span text:style-name="T8">want to </text:span>be able to booking to be quick <text:span text:style-name="T8">so I don’t have to wait to book for an appointment.”</text:span></text:p>
      <text:p text:style-name="P22">(Upon signing into the website, the user can immediately book for an appointment.)</text:p>
      <text:p text:style-name="P22"/>
      <text:p text:style-name="P21">“<text:span text:style-name="T8">need big bold letters to help me read.”</text:span></text:p>
      <text:p text:style-name="P22">(Big bold letters that are easy to read.)</text:p>
      <text:p text:style-name="P22"/>
      <text:p text:style-name="P22">“need big buttons to press because it’s hard to press small buttons.”</text:p>
      <text:p text:style-name="P22">(Big buttons that are easy to press.)</text:p>
      <text:p text:style-name="P22"/>
      <text:p text:style-name="P22">“want clear directions so I know how to navigate the page.”</text:p>
      <text:p text:style-name="P23">(Restricting path ways for certain parts of the website so users won’t get lost finding a section of the website.)</text:p>
      <text:p text:style-name="P23"/>
      <text:p text:style-name="Heading">Doctor:</text:p>
      <text:p text:style-name="P23">As a doctor, I:</text:p>
      <text:p text:style-name="P23">“want to be able to access patient files to see why they booked for an appointment.”</text:p>
      <text:p text:style-name="P23">(User access levels)</text:p>
      <text:p text:style-name="P23"/>
      <text:p text:style-name="Heading">Admin Staff:</text:p>
      <text:p text:style-name="P23">As an admin staff, I:</text:p>
      <text:p text:style-name="P23">“Want to be able to access appointment data”</text:p>
      <text:p text:style-name="P23">(User access levels plus database access)</text:p>
      <text:p text:style-name="P23"/>
      <text:p text:style-name="P23"/>
      <text:p text:style-name="P23"/>
      <text:p text:style-name="P23"/>
      <text:h text:style-name="Heading_20_1" text:outline-level="1"><text:bookmark-start text:name="__RefHeading___Toc509_245116830"/><text:soft-page-break/>Laws/ Guidance/ Legislation<text:bookmark-end text:name="__RefHeading___Toc509_245116830"/></text:h>
      <table:table table:name="Table2" table:style-name="Table2">
        <table:table-column table:style-name="Table2.A"/>
        <table:table-column table:style-name="Table2.B"/>
        <table:table-row>
          <table:table-cell table:style-name="Table2.A1" office:value-type="string">
            <text:p text:style-name="P24">Data Protection Act:</text:p>
            <text:p text:style-name="P24">- UK GDPR and Data Protection Act 2018</text:p>
            <text:p text:style-name="P24"/>
            <text:p text:style-name="P24">Confidentiality:</text:p>
            <text:p text:style-name="P25"><text:span text:style-name="T9">- </text:span>Caldicott Principles</text:p>
            <text:p text:style-name="P25">- NHS Digital</text:p>
            <text:p text:style-name="P25"/>
            <text:p text:style-name="P25">Clinical Safety:</text:p>
            <text:p text:style-name="P25">- DCB0129</text:p>
            <text:p text:style-name="P25">- NHS DSP Toolkit</text:p>
            <text:p text:style-name="P25"/>
            <text:p text:style-name="P25">Cybersecurity:</text:p>
            <text:p text:style-name="P25">- NHS Digital</text:p>
            <text:p text:style-name="P25">- Cyber Essentials</text:p>
            <text:p text:style-name="P25"/>
            <text:p text:style-name="P25">Accessibility:</text:p>
            <text:p text:style-name="P25">- Accessibility Regs 2018 (WCAG 2.1 AA)</text:p>
          </table:table-cell>
          <table:table-cell table:style-name="Table2.B1" office:value-type="string">
            <text:p text:style-name="P24">Cookie Law:</text:p>
            <text:p text:style-name="P25"><text:span text:style-name="T9">- </text:span>PECR (with GDPR)</text:p>
            <text:p text:style-name="P25"/>
            <text:p text:style-name="P25">NHS Branding:</text:p>
            <text:p text:style-name="P25">- NHS Identity Guidelines</text:p>
            <text:p text:style-name="P25"/>
            <text:p text:style-name="P25">Digital Standards:</text:p>
            <text:p text:style-name="P25">- NHS Digital Service Manual</text:p>
            <text:p text:style-name="P25"/>
            <text:p text:style-name="P25">Consumer Rights:</text:p>
            <text:p text:style-name="P25">- Consumer Protection Regs 2008</text:p>
            <text:p text:style-name="P25"/>
            <text:p text:style-name="P25">Regulator Oversight:</text:p>
            <text:p text:style-name="P25">- CQC, NHS England </text:p>
          </table:table-cell>
        </table:table-row>
      </table:table>
      <text:p text:style-name="P26"/>
      <text:p text:style-name="P26">The general impact of each law and legislation is a financial, reputational and business damage that could and usually would cripple compan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671_2353271370"/><text:soft-page-break/>Risks<text:bookmark-end text:name="__RefHeading___Toc671_2353271370"/></text:h>
      <text:p text:style-name="Text_20_body"/>
      <text:p text:style-name="P27">General risks would be:</text:p>
      <text:p text:style-name="P27">Security risk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SQL Injection</text:p>
            <text:p text:style-name="P28">Brute force attacks</text:p>
            <text:p text:style-name="P28">Trojan Horses</text:p>
            <text:p text:style-name="P28">Viruses</text:p>
            <text:p text:style-name="P28">Phishing emails</text:p>
            <text:p text:style-name="P28">Broken access systems</text:p>
          </table:table-cell>
          <table:table-cell table:style-name="Table3.A1" office:value-type="string">
            <text:p text:style-name="P28">Ransomware</text:p>
            <text:p text:style-name="P28">DDoS attacks</text:p>
            <text:p text:style-name="P28">Packet sniffing</text:p>
            <text:p text:style-name="P28">MitM attacks</text:p>
            <text:p text:style-name="P28">Internal attacks</text:p>
            <text:p text:style-name="P28">Faulty Security systems</text:p>
          </table:table-cell>
          <table:table-cell table:style-name="Table3.C1" office:value-type="string">
            <text:p text:style-name="P28">Faulty hardware</text:p>
            <text:p text:style-name="P28">Faulty software</text:p>
            <text:p text:style-name="P28">Data Interception</text:p>
            <text:p text:style-name="P29">Zero-day Attacks</text:p>
            <text:p text:style-name="P30">Spyware</text:p>
            <text:p text:style-name="P30">Keyloggers</text:p>
          </table:table-cell>
        </table:table-row>
      </table:table>
      <text:p text:style-name="P31"/>
      <text:p text:style-name="P32">Methods of stopping or, at the very least, mitigating these issues, are:</text:p>
      <table:table table:name="Table4" table:style-name="Table4">
        <table:table-column table:style-name="Table4.A"/>
        <table:table-column table:style-name="Table4.B"/>
        <table:table-row table:style-name="Table4.1">
          <table:table-cell table:style-name="Table4.A1" office:value-type="string">
            <text:p text:style-name="P33">- <text:span text:style-name="T10">Proper error handling</text:span></text:p>
            <text:p text:style-name="P33">- <text:span text:style-name="T10">Proper parameter assignment</text:span></text:p>
            <text:p text:style-name="P33">- <text:span text:style-name="T10">Staff training</text:span></text:p>
            <text:p text:style-name="P33">- <text:span text:style-name="T10">Firewall</text:span></text:p>
            <text:p text:style-name="P33">-<text:span text:style-name="T10">Testing code constantly as you build</text:span></text:p>
            <text:p text:style-name="P34">- <text:span text:style-name="T10">Troubleshooting</text:span></text:p>
            <text:p text:style-name="P30">- Anti-Malware software</text:p>
            <text:p text:style-name="P30">- Penetration testing</text:p>
          </table:table-cell>
          <table:table-cell table:style-name="Table4.B1" office:value-type="string">
            <text:p text:style-name="P33">- <text:span text:style-name="T10">Avoid Global variables</text:span></text:p>
            <text:p text:style-name="P33">- <text:span text:style-name="T10">Close off any and all connections after it’s used.</text:span></text:p>
            <text:p text:style-name="P33">- <text:span text:style-name="T10">Encrypt data and passwords</text:span></text:p>
            <text:p text:style-name="P33">- <text:span text:style-name="T10">Encourage secure passwords</text:span></text:p>
            <text:p text:style-name="P33">- <text:span text:style-name="T10">2-step authentication</text:span></text:p>
            <text:p text:style-name="P33">- <text:span text:style-name="T11">Internal/ External testing</text:span></text:p>
            <text:p text:style-name="P33">- <text:span text:style-name="T11">Physical security</text:span></text:p>
          </table:table-cell>
        </table:table-row>
      </table:table>
      <text:p text:style-name="P32"/>
      <text:p text:style-name="P27">Other things that would pose issues for the project is:</text:p>
      <text:p text:style-name="P27">- Funding</text:p>
      <text:p text:style-name="P27">- Deadline changes <text:span text:style-name="T12">or unrealistic timelines. </text:span></text:p>
      <text:p text:style-name="P27">- Constant product idea changes</text:p>
      <text:p text:style-name="P27">- <text:span text:style-name="T12">Scope creep</text:span></text:p>
      <text:p text:style-name="P27">- <text:span text:style-name="T11">Lack of Resources</text:span></text:p>
      <text:p text:style-name="P35">- <text:span text:style-name="T11">Unexpected circumstances (e.g. sick team members, crisis, etc)</text:span></text:p>
      <text:p text:style-name="P35">- <text:span text:style-name="T11">Miscommunication </text:span><text:span text:style-name="T12">or poor communication</text:span></text:p>
      <text:p text:style-name="P35">- <text:span text:style-name="T12">Inconsistent feedback</text:span></text:p>
      <text:p text:style-name="P36">- <text:span text:style-name="T12">Browser incompatibility </text:span></text:p>
      <text:p text:style-name="P36"/>
      <text:p text:style-name="P37"/>
      <text:p text:style-name="P37"/>
      <text:p text:style-name="P37"/>
      <text:h text:style-name="Heading_20_1" text:outline-level="1" text:is-list-header="true"><text:bookmark-start text:name="__RefHeading___Toc673_2353271370"/><text:soft-page-break/>Alternative Systems<text:bookmark-end text:name="__RefHeading___Toc673_2353271370"/></text:h>
      <text:p text:style-name="P37">As alternative websites that I would suggest to patients, as my website isn’t perfect, my suggestions are:</text:p>
      <text:p text:style-name="Text_20_body"><text:a xlink:type="simple" xlink:href="https://www.spirehealthcare.com/spire-harrogate-clinic/treatments-and-services/private-gp-services/" text:style-name="Internet_20_link" text:visited-style-name="Visited_20_Internet_20_Link">Spire Healthcare GP</text:a></text:p>
      <text:p text:style-name="Text_20_body"><text:a xlink:type="simple" xlink:href="https://www.google.com/url?sa=t&amp;rct=j&amp;q=&amp;esrc=s&amp;source=web&amp;cd=&amp;ved=2ahUKEwi4vLqa-IeQAxWMQUEAHWDCNSgQFnoECAsQAQ&amp;url=https%3A%2F%2Fwww.nhs.uk%2Fnhs-services%2Fhospitals%2Fbook-an-appointment%2F&amp;usg=AOvVaw2-JbWLt5MjZUR6zThdGZfA&amp;opi=89978449" text:style-name="Internet_20_link" text:visited-style-name="Visited_20_Internet_20_Link"><text:bookmark-start text:name="__RefHeading___Toc675_2353271370"/>Book an appointment using the NHS e-Referral Service</text:a><text:bookmark-end text:name="__RefHeading___Toc675_2353271370"/></text:p>
      <text:p text:style-name="Text_20_body"><text:a xlink:type="simple" xlink:href="https://www.google.com/url?sa=t&amp;rct=j&amp;q=&amp;esrc=s&amp;source=web&amp;cd=&amp;ved=2ahUKEwjthcmC-YeQAxX8U0EAHf9EAKsQFnoECBgQAQ&amp;url=https%3A%2F%2Fwww.grangemedicalcentre.co.uk%2Fpages%2FAppointments&amp;usg=AOvVaw3fu5H49SUJ3WrrldpZX5vg&amp;opi=89978449" text:style-name="Internet_20_link" text:visited-style-name="Visited_20_Internet_20_Link"><text:bookmark-start text:name="__RefHeading___Toc677_2353271370"/>Appointments - The Grange, Greenview and Kinsley ...</text:a><text:bookmark-end text:name="__RefHeading___Toc677_2353271370"/></text:p>
      <text:p text:style-name="Text_20_body"><text:a xlink:type="simple" xlink:href="https://www.google.com/url?sa=t&amp;rct=j&amp;q=&amp;esrc=s&amp;source=web&amp;cd=&amp;ved=2ahUKEwiekMCX-YeQAxW1WkEAHc3TGDAQFnoECAwQAQ&amp;url=https%3A%2F%2Fwww.amedicalcentre.co.uk%2Fappointments%2F&amp;usg=AOvVaw0aHKzYaofRAZo-vs-tl7Bj&amp;opi=89978449" text:style-name="Internet_20_link" text:visited-style-name="Visited_20_Internet_20_Link"><text:bookmark-start text:name="__RefHeading___Toc679_2353271370"/>Appointments - Drs Walling &amp; Nathan - Ashfield Medical Centre</text:a><text:bookmark-end text:name="__RefHeading___Toc679_2353271370"/></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3bc87e" style:font-size-asian="10.5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of <text:s/><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3T14:22:43.413500800</dc:date>
    <meta:editing-duration>PT1H32M32S</meta:editing-duration>
    <meta:editing-cycles>9</meta:editing-cycles>
    <meta:generator>LibreOffice/25.2.3.2$Windows_X86_64 LibreOffice_project/bbb074479178df812d175f709636b368952c2ce3</meta:generator>
    <meta:document-statistic meta:table-count="4" meta:image-count="0" meta:object-count="0" meta:page-count="8" meta:paragraph-count="155" meta:word-count="1220" meta:character-count="7286" meta:non-whitespace-character-count="6213"/>
  </office:meta>
</office:document-meta>
</file>